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69cm" svg:height="0.296cm" svg:x="7.831cm" svg:y="11.874cm" svg:viewBox="0 0 470 297" svg:d="M0 297c118 0 470-99 470-173s-11-124-129-124c0 74-343 74-341 297z">
              <text:p/>
            </draw:path>
            <draw:g>
              <draw:polygon draw:style-name="gr2" draw:text-style-name="P2" draw:layer="layout" svg:width="0.213cm" svg:height="0.247cm" svg:x="7.658cm" svg:y="11.924cm" svg:viewBox="0 0 214 248" draw:points="0,149 43,0 214,99 171,248">
                <text:p/>
              </draw:polygon>
              <draw:polygon draw:style-name="gr3" draw:text-style-name="P3" draw:layer="layout" svg:width="0.47cm" svg:height="0.272cm" svg:x="7.7cm" svg:y="11.751cm" svg:viewBox="0 0 471 273" draw:points="0,173 86,99 214,25 300,0 471,99 386,124 257,198 171,273">
                <text:p/>
              </draw:polygon>
              <draw:path draw:style-name="gr4" draw:text-style-name="P4" draw:layer="layout" svg:width="0.385cm" svg:height="0.321cm" svg:x="7.829cm" svg:y="11.849cm" svg:viewBox="0 0 386 322" svg:d="M386 99c0-149-86-99-172-49-85 49-171 49-214 272 0 0 171-99 386-223z">
                <text:p/>
              </draw:path>
              <draw:path draw:style-name="gr5" draw:text-style-name="P5" draw:layer="layout" svg:width="0.556cm" svg:height="0.42cm" svg:x="7.658cm" svg:y="11.751cm" svg:viewBox="0 0 557 421" svg:d="M343 0c-86 25-86 25-172 74-42 25-128 50-171 248 86 50 86 50 171 99 50-22 300-173 386-223 0-124-86-124-214-198z">
                <text:p/>
              </draw:path>
            </draw:g>
          </draw:g>
          <draw:g>
            <draw:path draw:style-name="gr6" draw:text-style-name="P1" draw:layer="layout" svg:width="0.77cm" svg:height="0.594cm" svg:x="7.443cm" svg:y="10.685cm" svg:viewBox="0 0 771 595" svg:d="M3 595c117 0 768-25 768-248s-223-347-341-347c0 74-470 50-427 595z">
              <text:p/>
            </draw:path>
            <draw:g>
              <draw:polygon draw:style-name="gr7" draw:text-style-name="P2" draw:layer="layout" svg:width="0.428cm" svg:height="0.346cm" svg:x="7.014cm" svg:y="10.932cm" svg:viewBox="0 0 429 347" draw:points="0,99 0,0 429,248 429,347">
                <text:p/>
              </draw:polygon>
              <draw:polygon draw:style-name="gr8" draw:text-style-name="P2" draw:layer="layout" svg:width="0.428cm" svg:height="0.42cm" svg:x="7.358cm" svg:y="10.561cm" svg:viewBox="0 0 429 421" draw:points="0,173 0,0 429,248 429,421">
                <text:p/>
              </draw:polygon>
              <draw:polygon draw:style-name="gr9" draw:text-style-name="P3" draw:layer="layout" svg:width="0.771cm" svg:height="0.445cm" svg:x="7.014cm" svg:y="10.735cm" svg:viewBox="0 0 772 446" draw:points="0,198 343,0 772,248 429,446">
                <text:p/>
              </draw:polygon>
              <draw:line draw:style-name="gr10" draw:text-style-name="P6" draw:layer="layout" svg:x1="7.358cm" svg:y1="10.735cm" svg:x2="7.787cm" svg:y2="10.983cm">
                <text:p/>
              </draw:line>
              <draw:polygon draw:style-name="gr11" draw:text-style-name="P4" draw:layer="layout" svg:width="0.428cm" svg:height="0.42cm" svg:x="7.443cm" svg:y="10.858cm" svg:viewBox="0 0 429 421" draw:points="0,421 0,322 343,124 343,0 429,50 429,173">
                <text:p/>
              </draw:polygon>
              <draw:polygon draw:style-name="gr12" draw:text-style-name="P2" draw:layer="layout" svg:width="1.371cm" svg:height="1.882cm" svg:x="6.543cm" svg:y="9.05cm" svg:viewBox="0 0 1372 1883" draw:points="0,1090 0,0 1372,793 1372,1883">
                <text:p/>
              </draw:polygon>
              <draw:polygon draw:style-name="gr13" draw:text-style-name="P7" draw:layer="layout" svg:width="1.285cm" svg:height="1.734cm" svg:x="6.586cm" svg:y="9.124cm" svg:viewBox="0 0 1286 1735" draw:points="0,991 0,0 1286,744 1286,1735">
                <text:p/>
              </draw:polygon>
              <draw:polygon draw:style-name="gr14" draw:text-style-name="P3" draw:layer="layout" svg:width="1.457cm" svg:height="0.841cm" svg:x="6.543cm" svg:y="9cm" svg:viewBox="0 0 1458 842" draw:points="1372,842 0,50 86,0 1458,793">
                <text:p/>
              </draw:polygon>
              <draw:polygon draw:style-name="gr15" draw:text-style-name="P4" draw:layer="layout" svg:width="0.085cm" svg:height="1.139cm" svg:x="7.915cm" svg:y="9.793cm" svg:viewBox="0 0 86 1140" draw:points="0,1140 0,50 86,0 86,1090">
                <text:p/>
              </draw:polygon>
              <draw:polygon draw:style-name="gr16" draw:text-style-name="P5" draw:layer="layout" svg:width="1.457cm" svg:height="2.279cm" svg:x="6.543cm" svg:y="9cm" svg:viewBox="0 0 1458 2280" draw:points="86,0 1458,793 1458,1883 1372,1932 1329,1908 1329,2032 900,2280 471,2032 471,1932 814,1735 814,1611 0,1140 0,50">
                <text:p/>
              </draw:polygon>
            </draw:g>
          </draw:g>
          <draw:g>
            <draw:path draw:style-name="gr17" draw:text-style-name="P1" draw:layer="layout" svg:width="0.557cm" svg:height="0.296cm" svg:x="7.271cm" svg:y="11.602cm" svg:viewBox="0 0 558 297" svg:d="M3 297c118 0 555-124 555-198s-10-99-128-99c0 74-472 50-427 297z">
              <text:p/>
            </draw:path>
            <draw:g>
              <draw:polygon draw:style-name="gr18" draw:text-style-name="P3" draw:layer="layout" svg:width="1.842cm" svg:height="1.065cm" svg:x="5.9cm" svg:y="10.759cm" svg:viewBox="0 0 1843 1066" draw:points="1372,1066 0,273 471,0 1843,793">
                <text:p/>
              </draw:polygon>
              <draw:polygon draw:style-name="gr19" draw:text-style-name="P8" draw:layer="layout" svg:width="1.242cm" svg:height="0.717cm" svg:x="6.029cm" svg:y="10.834cm" svg:viewBox="0 0 1243 718" draw:points="0,198 343,0 1243,521 900,718">
                <text:p/>
              </draw:polygon>
              <draw:polygon draw:style-name="gr20" draw:text-style-name="P8" draw:layer="layout" svg:width="0.599cm" svg:height="0.346cm" svg:x="7.014cm" svg:y="11.403cm" svg:viewBox="0 0 600 347" draw:points="0,198 343,0 600,149 257,347">
                <text:p/>
              </draw:polygon>
              <draw:polygon draw:style-name="gr21" draw:text-style-name="P4" draw:layer="layout" svg:width="0.47cm" svg:height="0.371cm" svg:x="7.272cm" svg:y="11.552cm" svg:viewBox="0 0 471 372" draw:points="0,372 0,273 471,0 471,99">
                <text:p/>
              </draw:polygon>
              <draw:line draw:style-name="gr22" draw:text-style-name="P6" draw:layer="layout" svg:x1="6.114cm" svg:y1="10.982cm" svg:x2="7.014cm" svg:y2="11.503cm">
                <text:p/>
              </draw:line>
              <draw:line draw:style-name="gr23" draw:text-style-name="P6" draw:layer="layout" svg:x1="6.2cm" svg:y1="10.932cm" svg:x2="7.1cm" svg:y2="11.453cm">
                <text:p/>
              </draw:line>
              <draw:line draw:style-name="gr24" draw:text-style-name="P6" draw:layer="layout" svg:x1="6.286cm" svg:y1="10.883cm" svg:x2="7.186cm" svg:y2="11.404cm">
                <text:p/>
              </draw:line>
              <draw:line draw:style-name="gr25" draw:text-style-name="P6" draw:layer="layout" svg:x1="7.1cm" svg:y1="11.354cm" svg:x2="7.186cm" svg:y2="11.304cm">
                <text:p/>
              </draw:line>
              <draw:line draw:style-name="gr26" draw:text-style-name="P6" draw:layer="layout" svg:x1="7.014cm" svg:y1="11.305cm" svg:x2="7.1cm" svg:y2="11.255cm">
                <text:p/>
              </draw:line>
              <draw:line draw:style-name="gr27" draw:text-style-name="P6" draw:layer="layout" svg:x1="6.929cm" svg:y1="11.256cm" svg:x2="7.015cm" svg:y2="11.206cm">
                <text:p/>
              </draw:line>
              <draw:line draw:style-name="gr28" draw:text-style-name="P6" draw:layer="layout" svg:x1="6.972cm" svg:y1="11.379cm" svg:x2="7.058cm" svg:y2="11.329cm">
                <text:p/>
              </draw:line>
              <draw:line draw:style-name="gr29" draw:text-style-name="P6" draw:layer="layout" svg:x1="6.886cm" svg:y1="11.33cm" svg:x2="6.972cm" svg:y2="11.28cm">
                <text:p/>
              </draw:line>
              <draw:line draw:style-name="gr30" draw:text-style-name="P6" draw:layer="layout" svg:x1="6.8cm" svg:y1="11.28cm" svg:x2="6.886cm" svg:y2="11.23cm">
                <text:p/>
              </draw:line>
              <draw:line draw:style-name="gr31" draw:text-style-name="P6" draw:layer="layout" svg:x1="6.843cm" svg:y1="11.206cm" svg:x2="6.929cm" svg:y2="11.156cm">
                <text:p/>
              </draw:line>
              <draw:line draw:style-name="gr32" draw:text-style-name="P6" draw:layer="layout" svg:x1="6.714cm" svg:y1="11.23cm" svg:x2="6.8cm" svg:y2="11.18cm">
                <text:p/>
              </draw:line>
              <draw:line draw:style-name="gr33" draw:text-style-name="P6" draw:layer="layout" svg:x1="6.757cm" svg:y1="11.156cm" svg:x2="6.843cm" svg:y2="11.106cm">
                <text:p/>
              </draw:line>
              <draw:line draw:style-name="gr34" draw:text-style-name="P6" draw:layer="layout" svg:x1="6.672cm" svg:y1="11.107cm" svg:x2="6.758cm" svg:y2="11.057cm">
                <text:p/>
              </draw:line>
              <draw:line draw:style-name="gr35" draw:text-style-name="P6" draw:layer="layout" svg:x1="6.586cm" svg:y1="11.057cm" svg:x2="6.672cm" svg:y2="11.007cm">
                <text:p/>
              </draw:line>
              <draw:line draw:style-name="gr36" draw:text-style-name="P6" draw:layer="layout" svg:x1="6.629cm" svg:y1="11.181cm" svg:x2="6.715cm" svg:y2="11.131cm">
                <text:p/>
              </draw:line>
              <draw:line draw:style-name="gr37" draw:text-style-name="P6" draw:layer="layout" svg:x1="6.543cm" svg:y1="11.131cm" svg:x2="6.629cm" svg:y2="11.081cm">
                <text:p/>
              </draw:line>
              <draw:line draw:style-name="gr38" draw:text-style-name="P6" draw:layer="layout" svg:x1="6.457cm" svg:y1="11.082cm" svg:x2="6.543cm" svg:y2="11.032cm">
                <text:p/>
              </draw:line>
              <draw:line draw:style-name="gr39" draw:text-style-name="P6" draw:layer="layout" svg:x1="6.5cm" svg:y1="11.008cm" svg:x2="6.586cm" svg:y2="10.958cm">
                <text:p/>
              </draw:line>
              <draw:line draw:style-name="gr40" draw:text-style-name="P6" draw:layer="layout" svg:x1="6.371cm" svg:y1="11.032cm" svg:x2="6.457cm" svg:y2="10.982cm">
                <text:p/>
              </draw:line>
              <draw:line draw:style-name="gr41" draw:text-style-name="P6" draw:layer="layout" svg:x1="6.414cm" svg:y1="10.958cm" svg:x2="6.5cm" svg:y2="10.908cm">
                <text:p/>
              </draw:line>
              <draw:line draw:style-name="gr42" draw:text-style-name="P6" draw:layer="layout" svg:x1="6.329cm" svg:y1="10.908cm" svg:x2="6.415cm" svg:y2="10.858cm">
                <text:p/>
              </draw:line>
              <draw:line draw:style-name="gr43" draw:text-style-name="P6" draw:layer="layout" svg:x1="6.286cm" svg:y1="10.982cm" svg:x2="6.372cm" svg:y2="10.932cm">
                <text:p/>
              </draw:line>
              <draw:line draw:style-name="gr44" draw:text-style-name="P6" draw:layer="layout" svg:x1="6.843cm" svg:y1="11.404cm" svg:x2="6.929cm" svg:y2="11.354cm">
                <text:p/>
              </draw:line>
              <draw:line draw:style-name="gr45" draw:text-style-name="P6" draw:layer="layout" svg:x1="6.757cm" svg:y1="11.354cm" svg:x2="6.843cm" svg:y2="11.304cm">
                <text:p/>
              </draw:line>
              <draw:line draw:style-name="gr46" draw:text-style-name="P6" draw:layer="layout" svg:x1="6.672cm" svg:y1="11.305cm" svg:x2="6.758cm" svg:y2="11.255cm">
                <text:p/>
              </draw:line>
              <draw:line draw:style-name="gr47" draw:text-style-name="P6" draw:layer="layout" svg:x1="6.629cm" svg:y1="11.379cm" svg:x2="6.715cm" svg:y2="11.329cm">
                <text:p/>
              </draw:line>
              <draw:line draw:style-name="gr48" draw:text-style-name="P6" draw:layer="layout" svg:x1="6.543cm" svg:y1="11.33cm" svg:x2="6.629cm" svg:y2="11.28cm">
                <text:p/>
              </draw:line>
              <draw:line draw:style-name="gr49" draw:text-style-name="P6" draw:layer="layout" svg:x1="6.586cm" svg:y1="11.256cm" svg:x2="6.672cm" svg:y2="11.206cm">
                <text:p/>
              </draw:line>
              <draw:line draw:style-name="gr50" draw:text-style-name="P6" draw:layer="layout" svg:x1="6.5cm" svg:y1="11.206cm" svg:x2="6.586cm" svg:y2="11.156cm">
                <text:p/>
              </draw:line>
              <draw:line draw:style-name="gr51" draw:text-style-name="P6" draw:layer="layout" svg:x1="6.414cm" svg:y1="11.156cm" svg:x2="6.5cm" svg:y2="11.106cm">
                <text:p/>
              </draw:line>
              <draw:line draw:style-name="gr52" draw:text-style-name="P6" draw:layer="layout" svg:x1="6.329cm" svg:y1="11.107cm" svg:x2="6.415cm" svg:y2="11.057cm">
                <text:p/>
              </draw:line>
              <draw:line draw:style-name="gr53" draw:text-style-name="P6" draw:layer="layout" svg:x1="6.2cm" svg:y1="11.131cm" svg:x2="6.286cm" svg:y2="11.081cm">
                <text:p/>
              </draw:line>
              <draw:line draw:style-name="gr54" draw:text-style-name="P6" draw:layer="layout" svg:x1="6.243cm" svg:y1="11.057cm" svg:x2="6.329cm" svg:y2="11.007cm">
                <text:p/>
              </draw:line>
              <draw:line draw:style-name="gr55" draw:text-style-name="P6" draw:layer="layout" svg:x1="6.114cm" svg:y1="11.082cm" svg:x2="6.2cm" svg:y2="11.032cm">
                <text:p/>
              </draw:line>
              <draw:line draw:style-name="gr56" draw:text-style-name="P6" draw:layer="layout" svg:x1="6.8cm" svg:y1="11.478cm" svg:x2="6.886cm" svg:y2="11.428cm">
                <text:p/>
              </draw:line>
              <draw:line draw:style-name="gr57" draw:text-style-name="P6" draw:layer="layout" svg:x1="6.714cm" svg:y1="11.429cm" svg:x2="6.8cm" svg:y2="11.379cm">
                <text:p/>
              </draw:line>
              <draw:line draw:style-name="gr58" draw:text-style-name="P6" draw:layer="layout" svg:x1="7.1cm" svg:y1="11.651cm" svg:x2="7.443cm" svg:y2="11.453cm">
                <text:p/>
              </draw:line>
              <draw:line draw:style-name="gr59" draw:text-style-name="P6" draw:layer="layout" svg:x1="7.186cm" svg:y1="11.701cm" svg:x2="7.529cm" svg:y2="11.503cm">
                <text:p/>
              </draw:line>
              <draw:line draw:style-name="gr60" draw:text-style-name="P6" draw:layer="layout" svg:x1="7.272cm" svg:y1="11.453cm" svg:x2="7.529cm" svg:y2="11.602cm">
                <text:p/>
              </draw:line>
              <draw:line draw:style-name="gr61" draw:text-style-name="P6" draw:layer="layout" svg:x1="7.186cm" svg:y1="11.503cm" svg:x2="7.443cm" svg:y2="11.652cm">
                <text:p/>
              </draw:line>
              <draw:line draw:style-name="gr62" draw:text-style-name="P6" draw:layer="layout" svg:x1="7.1cm" svg:y1="11.552cm" svg:x2="7.271cm" svg:y2="11.651cm">
                <text:p/>
              </draw:line>
              <draw:polygon draw:style-name="gr63" draw:text-style-name="P2" draw:layer="layout" svg:width="1.371cm" svg:height="0.891cm" svg:x="5.9cm" svg:y="11.032cm" svg:viewBox="0 0 1372 892" draw:points="0,99 0,0 1372,793 1372,892">
                <text:p/>
              </draw:polygon>
              <draw:polygon draw:style-name="gr64" draw:text-style-name="P5" draw:layer="layout" svg:width="1.842cm" svg:height="1.163cm" svg:x="5.9cm" svg:y="10.759cm" svg:viewBox="0 0 1843 1164" draw:points="471,0 1843,793 1843,892 1372,1164 0,372 0,273">
                <text:p/>
              </draw:polygon>
            </draw:g>
          </draw:g>
        </draw:g>
        <draw:g>
          <draw:path draw:style-name="gr65" draw:text-style-name="P1" draw:layer="layout" svg:width="0.379cm" svg:height="0.272cm" svg:x="4.713cm" svg:y="11.335cm" svg:viewBox="0 0 380 273" svg:d="M0 264c132 0 195 37 326-38s1-226-131-226c0 84-195 264-195 264z">
            <text:p/>
          </draw:path>
          <draw:g>
            <draw:path draw:style-name="gr66" draw:text-style-name="P9" draw:layer="layout" svg:width="1.313cm" svg:height="0.989cm" svg:x="2.6cm" svg:y="10.603cm" svg:viewBox="0 0 1314 990" svg:d="M649 0c570 0 665 369 665 699-190 220-951 439-1311 157-21-322 74-856 646-856z">
              <text:p/>
            </draw:path>
            <draw:path draw:style-name="gr67" draw:text-style-name="P10" draw:layer="layout" svg:width="0.284cm" svg:height="0.714cm" svg:x="3.249cm" svg:y="10.768cm" svg:viewBox="0 0 285 715" svg:d="M0 55c63-37 222-18 285-55 0 220 0 715 0 715 0-249-222-477-285-660z">
              <text:p/>
            </draw:path>
            <draw:path draw:style-name="gr68" draw:text-style-name="P11" draw:layer="layout" svg:width="0.431cm" svg:height="0.595cm" svg:x="3.127cm" svg:y="10.273cm" svg:viewBox="0 0 432 596" svg:d="M190 0c162 0 214 201 214 311 0 109 98 239-69 274s-335-6-335-255c0-250 28-330 190-330z">
              <text:p/>
            </draw:path>
            <draw:path draw:style-name="gr69" draw:text-style-name="P12" draw:layer="layout" svg:width="0.665cm" svg:height="0.879cm" svg:x="3.153cm" svg:y="9.779cm" svg:viewBox="0 0 666 880" svg:d="M380 0c162 0 286 0 286 385 0 384-124 495-286 495-161 0-380-246-380-495 0-250 219-385 380-385z">
              <text:p/>
            </draw:path>
            <draw:path draw:style-name="gr70" draw:text-style-name="P13" draw:layer="layout" svg:width="0.806cm" svg:height="0.832cm" svg:x="2.995cm" svg:y="9.558cm" svg:viewBox="0 0 807 833" svg:d="M349 0c190 0 475 0 457 220-96 100-406 26-457 110-152 252 95 660-286 440-191-495 96-770 286-770z">
              <text:p/>
            </draw:path>
            <draw:path draw:style-name="gr71" draw:text-style-name="P14" draw:layer="layout" svg:width="1.123cm" svg:height="0.79cm" svg:x="3.819cm" svg:y="10.823cm" svg:viewBox="0 0 1124 791" svg:d="M572 0c570 0 517 474 552 699-296 189-934 71-1124-204 95-220 0-495 572-495z">
              <text:p/>
            </draw:path>
            <draw:path draw:style-name="gr72" draw:text-style-name="P10" draw:layer="layout" svg:width="0.28cm" svg:height="0.617cm" svg:x="4.106cm" svg:y="10.921cm" svg:viewBox="0 0 281 618" svg:d="M20 0c66 75 131 113 261 38-190 164-281 580-281 580 0-250 20-398 20-618z">
              <text:p/>
            </draw:path>
            <draw:path draw:style-name="gr73" draw:text-style-name="P11" draw:layer="layout" svg:width="0.393cm" svg:height="0.454cm" svg:x="4.106cm" svg:y="10.548cm" svg:viewBox="0 0 394 455" svg:d="M285 0c162 0 95 165 95 275s-190 220-285 166c-95-56-95-56-95-221s124-220 285-220z">
              <text:p/>
            </draw:path>
            <draw:path draw:style-name="gr74" draw:text-style-name="P12" draw:layer="layout" svg:width="0.571cm" svg:height="0.714cm" svg:x="3.916cm" svg:y="10.108cm" svg:viewBox="0 0 572 715" svg:d="M285 0c162 0 287 55 287 275s-125 440-287 440c-161 0-285-191-285-440 0-250 124-275 285-275z">
              <text:p/>
            </draw:path>
            <draw:path draw:style-name="gr75" draw:text-style-name="P15" draw:layer="layout" svg:width="0.794cm" svg:height="1.006cm" svg:x="3.914cm" svg:y="9.833cm" svg:viewBox="0 0 795 1007" svg:d="M509 0c-190 0-526 55-508 275 96 100 425 26 475 110 151 252-33 715 190 605 285-549 33-990-157-990z">
              <text:p/>
            </draw:path>
            <draw:path draw:style-name="gr76" draw:text-style-name="P16" draw:layer="layout" svg:width="2.327cm" svg:height="2.048cm" svg:x="2.616cm" svg:y="9.558cm" svg:viewBox="0 0 2328 2049" svg:d="M728 0c191 0 493 0 476 220-7 21-64 37-96 55 191 385 0 825-189 825 189 56 314 186 355 402 38-128 129-195 215-182l-3-80c-198-113-257-507-92-634 0 0-120-23-95-56-29-267 542-319 599-250 167 75 312 620 50 998 344 28 344 442 380 667-362 189-916 25-1096-165-281 233-982 308-1228 114-32-416 148-823 502-855-2-89 16-159 16-251-32-18-57-15-80-38-191-495 96-770 286-770z">
              <text:p/>
            </draw:path>
          </draw:g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77" draw:text-style-name="P1" draw:layer="layout" svg:width="1.876cm" svg:height="1.099cm" svg:x="12.956cm" svg:y="11.7cm" svg:viewBox="0 0 1877 1100" svg:d="M0 1100c531 0 1364-347 1724-576 359-229 0-524-181-524z">
              <text:p/>
            </draw:path>
            <draw:g>
              <draw:polygon draw:style-name="gr78" draw:text-style-name="P2" draw:layer="layout" svg:width="1.088cm" svg:height="2.723cm" svg:x="11.867cm" svg:y="10.076cm" svg:viewBox="0 0 1089 2724" draw:points="0,2096 0,0 1089,629 1089,2724">
                <text:p/>
              </draw:polygon>
              <draw:polygon draw:style-name="gr79" draw:text-style-name="P17" draw:layer="layout" svg:width="1.542cm" svg:height="2.985cm" svg:x="12.956cm" svg:y="9.814cm" svg:viewBox="0 0 1543 2986" draw:points="0,2986 0,891 1543,0 1543,2096">
                <text:p/>
              </draw:polygon>
              <draw:polygon draw:style-name="gr80" draw:text-style-name="P3" draw:layer="layout" svg:width="2.631cm" svg:height="1.518cm" svg:x="11.867cm" svg:y="9.185cm" svg:viewBox="0 0 2632 1519" draw:points="1089,1519 0,891 1543,0 2632,629">
                <text:p/>
              </draw:polygon>
              <draw:polygon draw:style-name="gr81" draw:text-style-name="P5" draw:layer="layout" svg:width="2.631cm" svg:height="3.614cm" svg:x="11.867cm" svg:y="9.185cm" svg:viewBox="0 0 2632 3615" draw:points="0,2986 0,891 1543,0 2632,629 2632,2724 1089,3615">
                <text:p/>
              </draw:polygon>
              <draw:line draw:style-name="gr82" draw:text-style-name="P6" draw:layer="layout" svg:x1="12.774cm" svg:y1="12.276cm" svg:x2="12.048cm" svg:y2="11.857cm">
                <text:p/>
              </draw:line>
              <draw:line draw:style-name="gr83" draw:text-style-name="P6" draw:layer="layout" svg:x1="12.774cm" svg:y1="12.486cm" svg:x2="12.048cm" svg:y2="12.067cm">
                <text:p/>
              </draw:line>
              <draw:line draw:style-name="gr84" draw:text-style-name="P6" draw:layer="layout" svg:x1="12.774cm" svg:y1="12.381cm" svg:x2="12.048cm" svg:y2="11.962cm">
                <text:p/>
              </draw:line>
              <draw:polyline draw:style-name="gr85" draw:text-style-name="P6" draw:layer="layout" svg:width="0.906cm" svg:height="0.628cm" svg:x="11.958cm" svg:y="10.39cm" svg:viewBox="0 0 907 629" draw:points="907,629 0,105 0,0">
                <text:p/>
              </draw:polyline>
              <draw:polyline draw:style-name="gr86" draw:text-style-name="P6" draw:layer="layout" svg:width="0.89cm" svg:height="0.63cm" svg:x="11.973cm" svg:y="10.388cm" svg:viewBox="0 0 891 631" draw:points="891,631 891,526 0,0">
                <text:p/>
              </draw:polyline>
              <draw:polygon draw:style-name="gr87" draw:text-style-name="P18" draw:layer="layout" svg:width="0.105cm" svg:height="0.184cm" svg:x="12.294cm" svg:y="11.436cm" svg:viewBox="0 0 106 185" draw:points="0,123 0,0 106,61 106,185">
                <text:p/>
              </draw:polygon>
              <draw:line draw:style-name="gr88" draw:text-style-name="P6" draw:layer="layout" svg:x1="12.774cm" svg:y1="12.171cm" svg:x2="12.048cm" svg:y2="11.752cm">
                <text:p/>
              </draw:line>
            </draw:g>
          </draw:g>
          <draw:frame draw:style-name="gr89" draw:text-style-name="P20" draw:layer="layout" svg:width="7.3cm" svg:height="0.962cm" svg:x="9.7cm" svg:y="13.038cm">
            <draw:text-box>
              <text:p text:style-name="P19">https-portal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0:06:16.426596214</meta:creation-date>
    <dc:date>2019-11-27T10:21:07.135454319</dc:date>
    <meta:editing-duration>PT4M40S</meta:editing-duration>
    <meta:editing-cycles>1</meta:editing-cycles>
    <meta:document-statistic meta:object-count="101"/>
    <meta:generator>LibreOffice/6.2.8.2$MacOSX_X86_64 LibreOffice_project/f82ddfca21ebc1e222a662a32b25c0c9d20169ee</meta:generator>
  </office:meta>
</office:document-meta>
</file>